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20" svg:font-family="20"/>
    <style:font-face style:name="25" svg:font-family="25"/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Papyrus" svg:font-family="Papyrus"/>
    <style:font-face style:name="sans-serif" svg:font-family="sans-serif"/>
  </office:font-face-decls>
  <office:automatic-styles>
    <style:style style:name="P1" style:family="paragraph" style:parent-style-name="Heading_20_3">
      <style:paragraph-properties style:writing-mode="lr-tb"/>
      <style:text-properties style:font-name="20" fo:font-size="20pt" officeooo:paragraph-rsid="001dbe3b" style:font-size-asian="20pt" style:font-size-complex="20pt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paragraph-properties style:writing-mode="lr-tb"/>
      <style:text-properties style:font-name="Comic Sans MS" fo:font-size="20pt" officeooo:paragraph-rsid="001dbe3b" style:font-size-asian="20pt" style:font-size-complex="20pt"/>
    </style:style>
    <style:style style:name="T1" style:family="text">
      <style:text-properties style:font-name="sans-serif" fo:font-size="30pt"/>
    </style:style>
    <style:style style:name="T2" style:family="text">
      <style:text-properties fo:color="#729fcf" loext:opacity="100%"/>
    </style:style>
    <style:style style:name="T3" style:family="text">
      <style:text-properties fo:color="#729fcf" loext:opacity="100%" fo:background-color="transparent" loext:char-shading-value="0"/>
    </style:style>
    <style:style style:name="T4" style:family="text">
      <style:text-properties fo:color="#5983b0" loext:opacity="100%"/>
    </style:style>
    <style:style style:name="T5" style:family="text">
      <style:text-properties fo:color="#5983b0" loext:opacity="100%" fo:background-color="transparent" loext:char-shading-value="0"/>
    </style:style>
    <style:style style:name="T6" style:family="text">
      <style:text-properties fo:color="#3465a4" loext:opacity="100%"/>
    </style:style>
    <style:style style:name="T7" style:family="text">
      <style:text-properties fo:color="#3465a4" loext:opacity="100%" style:font-name="25" fo:font-size="25pt" fo:font-weight="bold" style:font-size-asian="25pt" style:font-weight-asian="bold" style:font-size-complex="25pt" style:font-weight-complex="bold"/>
    </style:style>
    <style:style style:name="T8" style:family="text">
      <style:text-properties fo:color="#3465a4" loext:opacity="100%" style:font-name="Papyrus" fo:font-size="25pt" fo:font-weight="bold" style:font-size-asian="25pt" style:font-weight-asian="bold" style:font-size-complex="25pt" style:font-weight-complex="bold"/>
    </style:style>
    <style:style style:name="T9" style:family="text">
      <style:text-properties fo:color="#3465a4" loext:opacity="100%" fo:font-size="25pt" fo:font-weight="bold" style:font-size-asian="25pt" style:font-weight-asian="bold" style:font-size-complex="25pt" style:font-weight-complex="bold"/>
    </style:style>
    <style:style style:name="T10" style:family="text">
      <style:text-properties fo:color="#3465a4" loext:opacity="100%" fo:background-color="transparent" loext:char-shading-value="0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officeooo:rsid="001dbe3b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page44R_mcid11"/><text:bookmark text:name="page44R_mcid10"/><text:span text:style-name="T9">Informática</text:span><text:line-break/><text:tab/><text:tab/><text:tab/><text:tab/><text:tab/><text:tab/><text:tab/><text:tab/><text:tab/><text:tab/><text:tab/><text:tab/><text:tab/><text:span text:style-name="T11">Origem:</text:span><text:bookmark text:name="page44R_mcid12"/><text:span text:style-name="T11"> Wikipédia,</text:span><text:bookmark text:name="page44R_mcid13"/><text:span text:style-name="T11"> a</text:span><text:bookmark text:name="page44R_mcid14"/><text:span text:style-name="T11"> enciclopédia</text:span><text:bookmark text:name="page44R_mcid15"/><text:span text:style-name="T11"> livre.</text:span></text:p>
      <text:p text:style-name="P3"><text:bookmark text:name="page44R_mcid16"/><text:line-break/><text:span text:style-name="T12">Informática</text:span><text:bookmark text:name="page44R_mcid17"/> é<text:bookmark text:name="page44R_mcid18"/> um termo usado para<text:bookmark text:name="page44R_mcid19"/> descrever<text:bookmark text:name="page44R_mcid20"/> o<text:bookmark text:name="page44R_mcid21"/> conjunto<text:bookmark text:name="page44R_mcid22"/> das<text:bookmark text:name="page44R_mcid23"/> <text:a xlink:type="simple" xlink:href="https://pt.wikipedia.org/wiki/Ciência" text:style-name="Internet_20_link" text:visited-style-name="Visited_20_Internet_20_Link"><text:span text:style-name="T6">ciências</text:span></text:a><text:span text:style-name="T2"> </text:span>relacionadas ao <text:a xlink:type="simple" xlink:href="https://pt.wikipedia.org/wiki/Armazenamento" text:style-name="Internet_20_link" text:visited-style-name="Visited_20_Internet_20_Link"><text:span text:style-name="T10">armazenamento</text:span></text:a>, transmissão<text:bookmark text:name="page44R_mcid25"/> e<text:bookmark text:name="page44R_mcid26"/> processamento<text:bookmark text:name="page44R_mcid27"/> de<text:bookmark text:name="page44R_mcid28"/> informações<text:bookmark text:name="page44R_mcid29"/> em meios <text:a xlink:type="simple" xlink:href="https://pt.wikipedia.org/wiki/Digital" text:style-name="Internet_20_link" text:visited-style-name="Visited_20_Internet_20_Link"><text:span text:style-name="T6">digitais</text:span></text:a><text:bookmark text:name="page44R_mcid31"/><text:span text:style-name="T17">,</text:span> estando<text:bookmark text:name="page44R_mcid32"/> incluídas neste grupo:<text:bookmark text:name="page44R_mcid33"/> a<text:bookmark text:name="page44R_mcid34"/> <text:a xlink:type="simple" xlink:href="https://pt.wikipedia.org/wiki/Ciência_da_computação" text:style-name="Internet_20_link" text:visited-style-name="Visited_20_Internet_20_Link"><text:span text:style-name="T6">ciência</text:span><text:bookmark text:name="page44R_mcid35"/><text:span text:style-name="T6"> da</text:span><text:bookmark text:name="page44R_mcid36"/><text:span text:style-name="T6"> computação</text:span></text:a>,<text:bookmark text:name="page44R_mcid37"/> a<text:bookmark text:name="page44R_mcid38"/> <text:a xlink:type="simple" xlink:href="https://pt.wikipedia.org/wiki/Teoria_da_informação" text:style-name="Internet_20_link" text:visited-style-name="Visited_20_Internet_20_Link"><text:span text:style-name="T6">teoria da informação</text:span></text:a>,<text:bookmark text:name="page44R_mcid40"/> o<text:bookmark text:name="page44R_mcid41"/> <text:a xlink:type="simple" xlink:href="https://pt.wikipedia.org/wiki/Cálculo" text:style-name="Internet_20_link" text:visited-style-name="Visited_20_Internet_20_Link"><text:span text:style-name="T6">processo de</text:span><text:bookmark text:name="page44R_mcid42"/><text:span text:style-name="T6"> cálculo</text:span></text:a>,<text:bookmark text:name="page44R_mcid43"/> a<text:bookmark text:name="page44R_mcid44"/> <text:a xlink:type="simple" xlink:href="https://pt.wikipedia.org/wiki/Análise_numérica" text:style-name="Internet_20_link" text:visited-style-name="Visited_20_Internet_20_Link"><text:span text:style-name="T6">análise</text:span><text:bookmark text:name="page44R_mcid45"/><text:span text:style-name="T6"> numérica</text:span></text:a><text:bookmark text:name="page44R_mcid46"/> e<text:bookmark text:name="page44R_mcid47"/> os<text:bookmark text:name="page44R_mcid48"/> métodos teóricos<text:bookmark text:name="page44R_mcid49"/> da representação<text:bookmark text:name="page44R_mcid51"/> dos<text:bookmark text:name="page44R_mcid52"/> conhecimentos<text:bookmark text:name="page44R_mcid53"/> e da<text:bookmark text:name="page44R_mcid54"/> modelagem<text:bookmark text:name="page44R_mcid55"/> dos<text:bookmark text:name="page44R_mcid56"/> problemas. Mas també<text:bookmark text:name="page44R_mcid57"/><text:span text:style-name="T13">m </text:span>pode ser entendida como ciência que estuda<text:bookmark text:name="page44R_mcid58"/> o<text:bookmark text:name="page44R_mcid59"/> conjunto<text:bookmark text:name="page44R_mcid60"/> de<text:bookmark text:name="page44R_mcid61"/> informações<text:bookmark text:name="page44R_mcid62"/> e conhecimentos<text:bookmark text:name="page44R_mcid64"/> por<text:bookmark text:name="page44R_mcid65"/> meios<text:bookmark text:name="page44R_mcid66"/> digitais.<text:bookmark text:name="page44R_mcid67"/><text:line-break/>O<text:bookmark text:name="page44R_mcid68"/> termo informática,<text:bookmark text:name="page44R_mcid69"/> é<text:bookmark text:name="page44R_mcid70"/> tratado<text:bookmark text:name="page44R_mcid71"/> em <text:a xlink:type="simple" xlink:href="https://pt.wikipedia.org/wiki/Portugal" text:style-name="Internet_20_link" text:visited-style-name="Visited_20_Internet_20_Link"><text:span text:style-name="T6">Portugal</text:span></text:a> como <text:a xlink:type="simple" xlink:href="https://pt.wikipedia.org/wiki/Sinônimo" text:style-name="Internet_20_link" text:visited-style-name="Visited_20_Internet_20_Link"><text:span text:style-name="T6">sinônimo</text:span></text:a><text:bookmark text:name="page44R_mcid72"/> da<text:bookmark text:name="page44R_mcid73"/> ciência<text:bookmark text:name="page44R_mcid74"/> da computação,<text:bookmark text:name="page44R_mcid76"/> e no<text:bookmark text:name="page44R_mcid77"/> <text:a xlink:type="simple" xlink:href="https://pt.wikipedia.org/wiki/Brasil" text:style-name="Internet_20_link" text:visited-style-name="Visited_20_Internet_20_Link"><text:span text:style-name="T6">Brasil</text:span></text:a><text:bookmark text:name="page44R_mcid78"/> é<text:bookmark text:name="page44R_mcid79"/> habitualmente usado para rever especificamente<text:bookmark text:name="page44R_mcid80"/> o<text:bookmark text:name="page44R_mcid81"/><text:line-break/>processo de<text:bookmark text:name="page44R_mcid82"/> tratamento<text:bookmark text:name="page44R_mcid83"/> da<text:bookmark text:name="page44R_mcid84"/> informação por meio<text:bookmark text:name="page44R_mcid85"/> de<text:bookmark text:name="page44R_mcid86"/> <text:a xlink:type="simple" xlink:href="https://pt.wikipedia.org/wiki/Máquina" text:style-name="Internet_20_link" text:visited-style-name="Visited_20_Internet_20_Link"><text:span text:style-name="T6">máquinas</text:span></text:a> eletrônicas definidas como <text:a xlink:type="simple" xlink:href="https://pt.wikipedia.org/wiki/Computador" text:style-name="Internet_20_link" text:visited-style-name="Visited_20_Internet_20_Link"><text:span text:style-name="T6">computadores</text:span></text:a>.</text:p>
      <text:h text:style-name="P1" text:outline-level="3"/>
      <text:p text:style-name="P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20" svg:font-family="20"/>
    <style:font-face style:name="25" svg:font-family="25"/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Papyrus" svg:font-family="Papyru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15:47.085926041</meta:creation-date>
    <dc:date>2023-04-19T09:43:51.392184382</dc:date>
    <meta:editing-duration>PT28M6S</meta:editing-duration>
    <meta:editing-cycles>1</meta:editing-cycles>
    <meta:generator>LibreOffice/7.4.5.1$Linux_X86_64 LibreOffice_project/40$Build-1</meta:generator>
    <meta:document-statistic meta:table-count="0" meta:image-count="0" meta:object-count="0" meta:page-count="1" meta:paragraph-count="2" meta:word-count="114" meta:character-count="796" meta:non-whitespace-character-count="670"/>
  </office:meta>
</office:document-meta>
</file>